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88.2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dam_home_pc_compute" table:style-name="ta1">
        <table:shapes>
          <draw:frame draw:z-index="0" draw:style-name="gr1" draw:text-style-name="P1" svg:width="453.51pt" svg:height="255.09pt" svg:x="91.76pt" svg:y="161.72pt">
            <draw:object draw:notify-on-update-of-ranges="adam_home_pc_compute.E4:adam_home_pc_compute.E28 adam_home_pc_compute.H4:adam_home_pc_compute.H4 adam_home_pc_compute.G4:adam_home_pc_compute.G28 adam_home_pc_compute.E32:adam_home_pc_compute.E43 adam_home_pc_compute.H38:adam_home_pc_compute.H38 adam_home_pc_compute.G32:adam_home_pc_compute.G43 adam_home_pc_compute.E47:adam_home_pc_compute.E71 adam_home_pc_compute.H49:adam_home_pc_compute.H49 adam_home_pc_compute.G47:adam_home_pc_compute.G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sort seconds</text:p>
          </table:table-cell>
          <table:table-cell office:value-type="string" calcext:value-type="string">
            <text:p>compute 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59307" calcext:value-type="float">
            <text:p>0.959307</text:p>
          </table:table-cell>
          <table:table-cell office:value-type="float" office:value="7.7388" calcext:value-type="float">
            <text:p>7.7388</text:p>
          </table:table-cell>
          <table:table-cell office:value-type="string" calcext:value-type="string">
            <text:p>Centralized 1 Thread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959126" calcext:value-type="float">
            <text:p>0.959126</text:p>
          </table:table-cell>
          <table:table-cell office:value-type="float" office:value="7.74095" calcext:value-type="float">
            <text:p>7.7409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958136" calcext:value-type="float">
            <text:p>0.958136</text:p>
          </table:table-cell>
          <table:table-cell office:value-type="float" office:value="7.73371" calcext:value-type="float">
            <text:p>7.7337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959216" calcext:value-type="float">
            <text:p>0.959216</text:p>
          </table:table-cell>
          <table:table-cell office:value-type="float" office:value="7.73302" calcext:value-type="float">
            <text:p>7.7330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958864" calcext:value-type="float">
            <text:p>0.958864</text:p>
          </table:table-cell>
          <table:table-cell office:value-type="float" office:value="7.74454" calcext:value-type="float">
            <text:p>7.7445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958759" calcext:value-type="float">
            <text:p>0.958759</text:p>
          </table:table-cell>
          <table:table-cell office:value-type="float" office:value="7.74644" calcext:value-type="float">
            <text:p>7.7464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95825" calcext:value-type="float">
            <text:p>0.95825</text:p>
          </table:table-cell>
          <table:table-cell office:value-type="float" office:value="7.75769" calcext:value-type="float">
            <text:p>7.7576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958418" calcext:value-type="float">
            <text:p>0.958418</text:p>
          </table:table-cell>
          <table:table-cell office:value-type="float" office:value="7.75696" calcext:value-type="float">
            <text:p>7.7569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958731" calcext:value-type="float">
            <text:p>0.958731</text:p>
          </table:table-cell>
          <table:table-cell office:value-type="float" office:value="7.75921" calcext:value-type="float">
            <text:p>7.7592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58667" calcext:value-type="float">
            <text:p>0.958667</text:p>
          </table:table-cell>
          <table:table-cell office:value-type="float" office:value="7.77799" calcext:value-type="float">
            <text:p>7.7779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958087" calcext:value-type="float">
            <text:p>0.958087</text:p>
          </table:table-cell>
          <table:table-cell office:value-type="float" office:value="7.76814" calcext:value-type="float">
            <text:p>7.7681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958434" calcext:value-type="float">
            <text:p>0.958434</text:p>
          </table:table-cell>
          <table:table-cell office:value-type="float" office:value="7.77703" calcext:value-type="float">
            <text:p>7.777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95836" calcext:value-type="float">
            <text:p>0.95836</text:p>
          </table:table-cell>
          <table:table-cell office:value-type="float" office:value="7.80069" calcext:value-type="float">
            <text:p>7.8006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957096" calcext:value-type="float">
            <text:p>0.957096</text:p>
          </table:table-cell>
          <table:table-cell office:value-type="float" office:value="7.81283" calcext:value-type="float">
            <text:p>7.8128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958661" calcext:value-type="float">
            <text:p>0.958661</text:p>
          </table:table-cell>
          <table:table-cell office:value-type="float" office:value="7.80554" calcext:value-type="float">
            <text:p>7.8055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958112" calcext:value-type="float">
            <text:p>0.958112</text:p>
          </table:table-cell>
          <table:table-cell office:value-type="float" office:value="7.80606" calcext:value-type="float">
            <text:p>7.8060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958792" calcext:value-type="float">
            <text:p>0.958792</text:p>
          </table:table-cell>
          <table:table-cell office:value-type="float" office:value="7.82992" calcext:value-type="float">
            <text:p>7.8299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958232" calcext:value-type="float">
            <text:p>0.958232</text:p>
          </table:table-cell>
          <table:table-cell office:value-type="float" office:value="7.83423" calcext:value-type="float">
            <text:p>7.8342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957468" calcext:value-type="float">
            <text:p>0.957468</text:p>
          </table:table-cell>
          <table:table-cell office:value-type="float" office:value="7.96803" calcext:value-type="float">
            <text:p>7.9680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958188" calcext:value-type="float">
            <text:p>0.958188</text:p>
          </table:table-cell>
          <table:table-cell office:value-type="float" office:value="8.04018" calcext:value-type="float">
            <text:p>8.0401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95816" calcext:value-type="float">
            <text:p>0.95816</text:p>
          </table:table-cell>
          <table:table-cell office:value-type="float" office:value="8.06441" calcext:value-type="float">
            <text:p>8.064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9572" calcext:value-type="float">
            <text:p>0.9572</text:p>
          </table:table-cell>
          <table:table-cell office:value-type="float" office:value="8.04501" calcext:value-type="float">
            <text:p>8.045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956776" calcext:value-type="float">
            <text:p>0.956776</text:p>
          </table:table-cell>
          <table:table-cell office:value-type="float" office:value="8.03147" calcext:value-type="float">
            <text:p>8.03147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957784" calcext:value-type="float">
            <text:p>0.957784</text:p>
          </table:table-cell>
          <table:table-cell office:value-type="float" office:value="8.28145" calcext:value-type="float">
            <text:p>8.2814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958104" calcext:value-type="float">
            <text:p>0.958104</text:p>
          </table:table-cell>
          <table:table-cell office:value-type="float" office:value="8.37384" calcext:value-type="float">
            <text:p>8.3738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sort seconds</text:p>
          </table:table-cell>
          <table:table-cell office:value-type="string" calcext:value-type="string">
            <text:p>compute 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4818" calcext:value-type="float">
            <text:p>0.394818</text:p>
          </table:table-cell>
          <table:table-cell office:value-type="float" office:value="2.02695" calcext:value-type="float">
            <text:p>2.0269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393868" calcext:value-type="float">
            <text:p>0.393868</text:p>
          </table:table-cell>
          <table:table-cell office:value-type="float" office:value="2.02776" calcext:value-type="float">
            <text:p>2.0277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4417" calcext:value-type="float">
            <text:p>0.394417</text:p>
          </table:table-cell>
          <table:table-cell office:value-type="float" office:value="2.02622" calcext:value-type="float">
            <text:p>2.0262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5294" calcext:value-type="float">
            <text:p>0.395294</text:p>
          </table:table-cell>
          <table:table-cell office:value-type="float" office:value="2.02733" calcext:value-type="float">
            <text:p>2.0273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2532" calcext:value-type="float">
            <text:p>0.392532</text:p>
          </table:table-cell>
          <table:table-cell office:value-type="float" office:value="2.03541" calcext:value-type="float">
            <text:p>2.035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125" calcext:value-type="float">
            <text:p>0.39125</text:p>
          </table:table-cell>
          <table:table-cell office:value-type="float" office:value="2.035" calcext:value-type="float">
            <text:p>2.03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3925" calcext:value-type="float">
            <text:p>0.3925</text:p>
          </table:table-cell>
          <table:table-cell office:value-type="float" office:value="2.0345" calcext:value-type="float">
            <text:p>2.0345</text:p>
          </table:table-cell>
          <table:table-cell office:value-type="string" calcext:value-type="string">
            <text:p>Centralized 4 Thread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39305" calcext:value-type="float">
            <text:p>0.39305</text:p>
          </table:table-cell>
          <table:table-cell office:value-type="float" office:value="2.05412" calcext:value-type="float">
            <text:p>2.0541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1158" calcext:value-type="float">
            <text:p>0.391158</text:p>
          </table:table-cell>
          <table:table-cell office:value-type="float" office:value="2.05361" calcext:value-type="float">
            <text:p>2.0536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94527" calcext:value-type="float">
            <text:p>0.394527</text:p>
          </table:table-cell>
          <table:table-cell office:value-type="float" office:value="2.09621" calcext:value-type="float">
            <text:p>2.0962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391215" calcext:value-type="float">
            <text:p>0.391215</text:p>
          </table:table-cell>
          <table:table-cell office:value-type="float" office:value="2.09641" calcext:value-type="float">
            <text:p>2.0964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359" calcext:value-type="float">
            <text:p>0.39359</text:p>
          </table:table-cell>
          <table:table-cell office:value-type="float" office:value="2.09649" calcext:value-type="float">
            <text:p>2.0964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sort seconds</text:p>
          </table:table-cell>
          <table:table-cell office:value-type="string" calcext:value-type="string">
            <text:p>compute seconds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4867" calcext:value-type="float">
            <text:p>0.394867</text:p>
          </table:table-cell>
          <table:table-cell office:value-type="float" office:value="2.01642" calcext:value-type="float">
            <text:p>2.0164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394716" calcext:value-type="float">
            <text:p>0.394716</text:p>
          </table:table-cell>
          <table:table-cell office:value-type="float" office:value="2.0162" calcext:value-type="float">
            <text:p>2.016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2363" calcext:value-type="float">
            <text:p>0.392363</text:p>
          </table:table-cell>
          <table:table-cell office:value-type="float" office:value="2.01607" calcext:value-type="float">
            <text:p>2.01607</text:p>
          </table:table-cell>
          <table:table-cell office:value-type="string" calcext:value-type="string">
            <text:p>Decentralized 4 Thread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8886" calcext:value-type="float">
            <text:p>0.398886</text:p>
          </table:table-cell>
          <table:table-cell office:value-type="float" office:value="2.01792" calcext:value-type="float">
            <text:p>2.0179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4651" calcext:value-type="float">
            <text:p>0.394651</text:p>
          </table:table-cell>
          <table:table-cell office:value-type="float" office:value="2.01983" calcext:value-type="float">
            <text:p>2.0198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3582" calcext:value-type="float">
            <text:p>0.393582</text:p>
          </table:table-cell>
          <table:table-cell office:value-type="float" office:value="2.0206" calcext:value-type="float">
            <text:p>2.0206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393761" calcext:value-type="float">
            <text:p>0.393761</text:p>
          </table:table-cell>
          <table:table-cell office:value-type="float" office:value="2.02043" calcext:value-type="float">
            <text:p>2.0204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398041" calcext:value-type="float">
            <text:p>0.398041</text:p>
          </table:table-cell>
          <table:table-cell office:value-type="float" office:value="2.02394" calcext:value-type="float">
            <text:p>2.0239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6704" calcext:value-type="float">
            <text:p>0.396704</text:p>
          </table:table-cell>
          <table:table-cell office:value-type="float" office:value="2.02384" calcext:value-type="float">
            <text:p>2.0238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9441" calcext:value-type="float">
            <text:p>0.39441</text:p>
          </table:table-cell>
          <table:table-cell office:value-type="float" office:value="2.03005" calcext:value-type="float">
            <text:p>2.0300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394907" calcext:value-type="float">
            <text:p>0.394907</text:p>
          </table:table-cell>
          <table:table-cell office:value-type="float" office:value="2.02944" calcext:value-type="float">
            <text:p>2.0294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5721" calcext:value-type="float">
            <text:p>0.395721</text:p>
          </table:table-cell>
          <table:table-cell office:value-type="float" office:value="2.02801" calcext:value-type="float">
            <text:p>2.02801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397574" calcext:value-type="float">
            <text:p>0.397574</text:p>
          </table:table-cell>
          <table:table-cell office:value-type="float" office:value="2.04129" calcext:value-type="float">
            <text:p>2.0412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396956" calcext:value-type="float">
            <text:p>0.396956</text:p>
          </table:table-cell>
          <table:table-cell office:value-type="float" office:value="2.03974" calcext:value-type="float">
            <text:p>2.0397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397987" calcext:value-type="float">
            <text:p>0.397987</text:p>
          </table:table-cell>
          <table:table-cell office:value-type="float" office:value="2.04004" calcext:value-type="float">
            <text:p>2.04004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397457" calcext:value-type="float">
            <text:p>0.397457</text:p>
          </table:table-cell>
          <table:table-cell office:value-type="float" office:value="2.04128" calcext:value-type="float">
            <text:p>2.0412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403614" calcext:value-type="float">
            <text:p>0.403614</text:p>
          </table:table-cell>
          <table:table-cell office:value-type="float" office:value="2.05345" calcext:value-type="float">
            <text:p>2.0534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403786" calcext:value-type="float">
            <text:p>0.403786</text:p>
          </table:table-cell>
          <table:table-cell office:value-type="float" office:value="2.05482" calcext:value-type="float">
            <text:p>2.0548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403574" calcext:value-type="float">
            <text:p>0.403574</text:p>
          </table:table-cell>
          <table:table-cell office:value-type="float" office:value="2.12205" calcext:value-type="float">
            <text:p>2.12205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406549" calcext:value-type="float">
            <text:p>0.406549</text:p>
          </table:table-cell>
          <table:table-cell office:value-type="float" office:value="2.15618" calcext:value-type="float">
            <text:p>2.15618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403988" calcext:value-type="float">
            <text:p>0.403988</text:p>
          </table:table-cell>
          <table:table-cell office:value-type="float" office:value="2.15772" calcext:value-type="float">
            <text:p>2.1577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405525" calcext:value-type="float">
            <text:p>0.405525</text:p>
          </table:table-cell>
          <table:table-cell office:value-type="float" office:value="2.16083" calcext:value-type="float">
            <text:p>2.16083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405959" calcext:value-type="float">
            <text:p>0.405959</text:p>
          </table:table-cell>
          <table:table-cell office:value-type="float" office:value="2.1559" calcext:value-type="float">
            <text:p>2.1559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403128" calcext:value-type="float">
            <text:p>0.403128</text:p>
          </table:table-cell>
          <table:table-cell office:value-type="float" office:value="2.27992" calcext:value-type="float">
            <text:p>2.27992</text:p>
          </table:table-cell>
          <table:table-cell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406305" calcext:value-type="float">
            <text:p>0.406305</text:p>
          </table:table-cell>
          <table:table-cell office:value-type="float" office:value="2.32162" calcext:value-type="float">
            <text:p>2.321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13:25:09.597813733</dc:date>
    <meta:editing-duration>PT38M47S</meta:editing-duration>
    <meta:editing-cycles>2</meta:editing-cycles>
    <meta:generator>LibreOffice/4.4.0.3$Linux_X86_64 LibreOffice_project/40m0$Build-3</meta:generator>
    <meta:document-statistic meta:table-count="1" meta:cell-count="4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703cm" style:legend-expansion="high" chart:style-name="ch2"/>
        <chart:plot-area chart:style-name="ch3" table:cell-range-address="adam_home_pc_compute.E4:adam_home_pc_compute.E28 adam_home_pc_compute.H4:adam_home_pc_compute.H4 adam_home_pc_compute.G4:adam_home_pc_compute.G28 adam_home_pc_compute.H38:adam_home_pc_compute.H38 adam_home_pc_compute.G32:adam_home_pc_compute.G43 adam_home_pc_compute.H49:adam_home_pc_compute.H49 adam_home_pc_compute.G47:adam_home_pc_compute.G71" chart:data-source-has-labels="row" svg:x="0.32cm" svg:y="0.18cm" svg:width="10.497cm" svg:height="8.64cm">
          <chartooo:coordinate-region svg:x="0.691cm" svg:y="0.379cm" svg:width="9.6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dam_home_pc_compute.G4:adam_home_pc_compute.G28" chart:label-cell-address="adam_home_pc_compute.H4:adam_home_pc_compute.H4" chart:class="chart:scatter">
            <chart:domain table:cell-range-address="adam_home_pc_compute.E4:adam_home_pc_compute.E28"/>
            <chart:data-point chart:repeated="25"/>
          </chart:series>
          <chart:series chart:style-name="ch8" chart:values-cell-range-address="adam_home_pc_compute.G32:adam_home_pc_compute.G43" chart:label-cell-address="adam_home_pc_compute.H38:adam_home_pc_compute.H38" chart:class="chart:scatter">
            <chart:domain table:cell-range-address="adam_home_pc_compute.E32:adam_home_pc_compute.E43"/>
            <chart:data-point chart:repeated="12"/>
          </chart:series>
          <chart:series chart:style-name="ch9" chart:values-cell-range-address="adam_home_pc_compute.G47:adam_home_pc_compute.G71" chart:label-cell-address="adam_home_pc_compute.H49:adam_home_pc_compute.H49" chart:class="chart:scatter">
            <chart:domain table:cell-range-address="adam_home_pc_compute.E47:adam_home_pc_compute.E71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adam_home_pc_compute.H4:adam_home_pc_compute.H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adam_home_pc_compute.H38:adam_home_pc_compute.H3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adam_home_pc_compute.H49:adam_home_pc_compute.H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dam_home_pc_compute.E4:adam_home_pc_compute.E28</svg:desc>
                </draw:g>
              </table:table-cell>
              <table:table-cell office:value-type="float" office:value="7.7388">
                <text:p>7.7388</text:p>
                <draw:g>
                  <svg:desc>adam_home_pc_compute.G4:adam_home_pc_compute.G28</svg:desc>
                </draw:g>
              </table:table-cell>
              <table:table-cell office:value-type="float" office:value="1000">
                <text:p>1000</text:p>
                <draw:g>
                  <svg:desc>adam_home_pc_compute.E32:adam_home_pc_compute.E43</svg:desc>
                </draw:g>
              </table:table-cell>
              <table:table-cell office:value-type="float" office:value="2.02695">
                <text:p>2.02695</text:p>
                <draw:g>
                  <svg:desc>adam_home_pc_compute.G32:adam_home_pc_compute.G43</svg:desc>
                </draw:g>
              </table:table-cell>
              <table:table-cell office:value-type="float" office:value="1000">
                <text:p>1000</text:p>
                <draw:g>
                  <svg:desc>adam_home_pc_compute.E47:adam_home_pc_compute.E71</svg:desc>
                </draw:g>
              </table:table-cell>
              <table:table-cell office:value-type="float" office:value="2.01642">
                <text:p>2.01642</text:p>
                <draw:g>
                  <svg:desc>adam_home_pc_compute.G47:adam_home_pc_compute.G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7.74095">
                <text:p>7.74095</text:p>
              </table:table-cell>
              <table:table-cell office:value-type="float" office:value="900">
                <text:p>900</text:p>
              </table:table-cell>
              <table:table-cell office:value-type="float" office:value="2.02776">
                <text:p>2.02776</text:p>
              </table:table-cell>
              <table:table-cell office:value-type="float" office:value="900">
                <text:p>900</text:p>
              </table:table-cell>
              <table:table-cell office:value-type="float" office:value="2.0162">
                <text:p>2.0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7.73371">
                <text:p>7.73371</text:p>
              </table:table-cell>
              <table:table-cell office:value-type="float" office:value="800">
                <text:p>800</text:p>
              </table:table-cell>
              <table:table-cell office:value-type="float" office:value="2.02622">
                <text:p>2.02622</text:p>
              </table:table-cell>
              <table:table-cell office:value-type="float" office:value="800">
                <text:p>800</text:p>
              </table:table-cell>
              <table:table-cell office:value-type="float" office:value="2.01607">
                <text:p>2.01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7.73302">
                <text:p>7.73302</text:p>
              </table:table-cell>
              <table:table-cell office:value-type="float" office:value="700">
                <text:p>700</text:p>
              </table:table-cell>
              <table:table-cell office:value-type="float" office:value="2.02733">
                <text:p>2.02733</text:p>
              </table:table-cell>
              <table:table-cell office:value-type="float" office:value="700">
                <text:p>700</text:p>
              </table:table-cell>
              <table:table-cell office:value-type="float" office:value="2.01792">
                <text:p>2.01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7.74454">
                <text:p>7.74454</text:p>
              </table:table-cell>
              <table:table-cell office:value-type="float" office:value="600">
                <text:p>600</text:p>
              </table:table-cell>
              <table:table-cell office:value-type="float" office:value="2.03541">
                <text:p>2.03541</text:p>
              </table:table-cell>
              <table:table-cell office:value-type="float" office:value="600">
                <text:p>600</text:p>
              </table:table-cell>
              <table:table-cell office:value-type="float" office:value="2.01983">
                <text:p>2.01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7.74644">
                <text:p>7.74644</text:p>
              </table:table-cell>
              <table:table-cell office:value-type="float" office:value="500">
                <text:p>500</text:p>
              </table:table-cell>
              <table:table-cell office:value-type="float" office:value="2.035">
                <text:p>2.035</text:p>
              </table:table-cell>
              <table:table-cell office:value-type="float" office:value="500">
                <text:p>500</text:p>
              </table:table-cell>
              <table:table-cell office:value-type="float" office:value="2.0206">
                <text:p>2.02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7.75769">
                <text:p>7.75769</text:p>
              </table:table-cell>
              <table:table-cell office:value-type="float" office:value="400">
                <text:p>400</text:p>
              </table:table-cell>
              <table:table-cell office:value-type="float" office:value="2.0345">
                <text:p>2.0345</text:p>
              </table:table-cell>
              <table:table-cell office:value-type="float" office:value="400">
                <text:p>400</text:p>
              </table:table-cell>
              <table:table-cell office:value-type="float" office:value="2.02043">
                <text:p>2.02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7.75696">
                <text:p>7.75696</text:p>
              </table:table-cell>
              <table:table-cell office:value-type="float" office:value="300">
                <text:p>300</text:p>
              </table:table-cell>
              <table:table-cell office:value-type="float" office:value="2.05412">
                <text:p>2.05412</text:p>
              </table:table-cell>
              <table:table-cell office:value-type="float" office:value="300">
                <text:p>300</text:p>
              </table:table-cell>
              <table:table-cell office:value-type="float" office:value="2.02394">
                <text:p>2.02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7.75921">
                <text:p>7.75921</text:p>
              </table:table-cell>
              <table:table-cell office:value-type="float" office:value="200">
                <text:p>200</text:p>
              </table:table-cell>
              <table:table-cell office:value-type="float" office:value="2.05361">
                <text:p>2.05361</text:p>
              </table:table-cell>
              <table:table-cell office:value-type="float" office:value="200">
                <text:p>200</text:p>
              </table:table-cell>
              <table:table-cell office:value-type="float" office:value="2.02384">
                <text:p>2.02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.77799">
                <text:p>7.77799</text:p>
              </table:table-cell>
              <table:table-cell office:value-type="float" office:value="100">
                <text:p>100</text:p>
              </table:table-cell>
              <table:table-cell office:value-type="float" office:value="2.09621">
                <text:p>2.09621</text:p>
              </table:table-cell>
              <table:table-cell office:value-type="float" office:value="100">
                <text:p>100</text:p>
              </table:table-cell>
              <table:table-cell office:value-type="float" office:value="2.03005">
                <text:p>2.03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7.76814">
                <text:p>7.76814</text:p>
              </table:table-cell>
              <table:table-cell office:value-type="float" office:value="90">
                <text:p>90</text:p>
              </table:table-cell>
              <table:table-cell office:value-type="float" office:value="2.09641">
                <text:p>2.09641</text:p>
              </table:table-cell>
              <table:table-cell office:value-type="float" office:value="90">
                <text:p>90</text:p>
              </table:table-cell>
              <table:table-cell office:value-type="float" office:value="2.02944">
                <text:p>2.02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7.77703">
                <text:p>7.77703</text:p>
              </table:table-cell>
              <table:table-cell office:value-type="float" office:value="80">
                <text:p>80</text:p>
              </table:table-cell>
              <table:table-cell office:value-type="float" office:value="2.09649">
                <text:p>2.09649</text:p>
              </table:table-cell>
              <table:table-cell office:value-type="float" office:value="80">
                <text:p>80</text:p>
              </table:table-cell>
              <table:table-cell office:value-type="float" office:value="2.02801">
                <text:p>2.02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7.80069">
                <text:p>7.80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4129">
                <text:p>2.041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7.81283">
                <text:p>7.8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3974">
                <text:p>2.039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7.80554">
                <text:p>7.8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4004">
                <text:p>2.04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7.80606">
                <text:p>7.8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4128">
                <text:p>2.04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7.82992">
                <text:p>7.8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345">
                <text:p>2.05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7.83423">
                <text:p>7.8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82">
                <text:p>2.05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7.96803">
                <text:p>7.9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205">
                <text:p>2.12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.04018">
                <text:p>8.04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618">
                <text:p>2.15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8.06441">
                <text:p>8.06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72">
                <text:p>2.15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8.04501">
                <text:p>8.0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6083">
                <text:p>2.16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.03147">
                <text:p>8.0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9">
                <text:p>2.15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8.28145">
                <text:p>8.28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992">
                <text:p>2.279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8.37384">
                <text:p>8.3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2162">
                <text:p>2.32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